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e62e5"/>
    </style:style>
    <style:style style:name="P2" style:family="paragraph" style:parent-style-name="Standard">
      <style:paragraph-properties fo:text-align="center" style:justify-single-word="false"/>
      <style:text-properties officeooo:rsid="001e62e5" officeooo:paragraph-rsid="001e62e5"/>
    </style:style>
    <style:style style:name="P3" style:family="paragraph" style:parent-style-name="Standard">
      <style:text-properties officeooo:paragraph-rsid="0025d4e5"/>
    </style:style>
    <style:style style:name="P4" style:family="paragraph" style:parent-style-name="Subtitle">
      <style:text-properties officeooo:rsid="001e62e5" officeooo:paragraph-rsid="001e62e5"/>
    </style:style>
    <style:style style:name="P5" style:family="paragraph" style:parent-style-name="Text_20_body">
      <style:text-properties officeooo:rsid="001e62e5" officeooo:paragraph-rsid="001e62e5"/>
    </style:style>
    <style:style style:name="P6" style:family="paragraph" style:parent-style-name="Text_20_body">
      <style:text-properties fo:font-weight="bold" officeooo:rsid="001e62e5" officeooo:paragraph-rsid="001e62e5" style:font-weight-asian="bold" style:font-weight-complex="bold"/>
    </style:style>
    <style:style style:name="P7" style:family="paragraph" style:parent-style-name="Text_20_body">
      <style:text-properties fo:font-weight="bold" officeooo:rsid="001e62e5" officeooo:paragraph-rsid="00384f10" style:font-weight-asian="bold" style:font-weight-complex="bold"/>
    </style:style>
    <style:style style:name="P8" style:family="paragraph" style:parent-style-name="Text_20_body">
      <style:text-properties fo:font-weight="bold" officeooo:rsid="001e62e5" officeooo:paragraph-rsid="00436b20" style:font-weight-asian="bold" style:font-weight-complex="bold"/>
    </style:style>
    <style:style style:name="P9" style:family="paragraph" style:parent-style-name="Text_20_body">
      <style:text-properties fo:font-weight="bold" officeooo:rsid="001e62e5" officeooo:paragraph-rsid="004ba7d5" style:font-weight-asian="bold" style:font-weight-complex="bold"/>
    </style:style>
    <style:style style:name="P10" style:family="paragraph" style:parent-style-name="Title">
      <style:text-properties officeooo:rsid="001e62e5" officeooo:paragraph-rsid="001e62e5"/>
    </style:style>
    <style:style style:name="P11" style:family="paragraph" style:parent-style-name="Text_20_body">
      <style:text-properties fo:font-weight="normal" officeooo:rsid="004d9e33" officeooo:paragraph-rsid="004d9e33" style:font-weight-asian="normal" style:font-weight-complex="normal"/>
    </style:style>
    <style:style style:name="P12" style:family="paragraph" style:parent-style-name="Text_20_body">
      <style:text-properties fo:font-weight="normal" officeooo:rsid="001e62e5" officeooo:paragraph-rsid="001e62e5" style:font-weight-asian="normal" style:font-weight-complex="normal"/>
    </style:style>
    <style:style style:name="P13" style:family="paragraph" style:parent-style-name="Text_20_body">
      <style:text-properties fo:font-weight="normal" officeooo:rsid="001e62e5" officeooo:paragraph-rsid="00384f10" style:font-weight-asian="normal" style:font-weight-complex="normal"/>
    </style:style>
    <style:style style:name="P14" style:family="paragraph" style:parent-style-name="Text_20_body">
      <style:text-properties fo:font-weight="normal" officeooo:rsid="00480ba2" officeooo:paragraph-rsid="00384f10" style:font-weight-asian="normal" style:font-weight-complex="normal"/>
    </style:style>
    <style:style style:name="P15" style:family="paragraph" style:parent-style-name="Text_20_body">
      <style:text-properties fo:font-weight="normal" officeooo:rsid="004ba7d5" officeooo:paragraph-rsid="004ba7d5" style:font-weight-asian="normal" style:font-weight-complex="normal"/>
    </style:style>
    <style:style style:name="P16" style:family="paragraph" style:parent-style-name="Standard">
      <style:paragraph-properties fo:text-align="center" style:justify-single-word="false"/>
      <style:text-properties officeooo:rsid="001e62e5" officeooo:paragraph-rsid="001e62e5"/>
    </style:style>
    <style:style style:name="P17" style:family="paragraph" style:parent-style-name="Standard">
      <style:text-properties fo:font-weight="normal" officeooo:rsid="001e62e5" officeooo:paragraph-rsid="0025d4e5" style:font-weight-asian="normal" style:font-weight-complex="normal"/>
    </style:style>
    <style:style style:name="P18" style:family="paragraph" style:parent-style-name="Standard">
      <style:text-properties fo:font-weight="normal" officeooo:rsid="001e62e5" officeooo:paragraph-rsid="0024d54c"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e62e5" style:font-weight-asian="normal" style:font-weight-complex="normal"/>
    </style:style>
    <style:style style:name="T4" style:family="text">
      <style:text-properties fo:font-weight="normal" officeooo:rsid="0027acd9" style:font-weight-asian="normal" style:font-weight-complex="normal"/>
    </style:style>
    <style:style style:name="T5" style:family="text">
      <style:text-properties fo:font-weight="normal" officeooo:rsid="002d384c" style:font-weight-asian="normal" style:font-weight-complex="normal"/>
    </style:style>
    <style:style style:name="T6" style:family="text">
      <style:text-properties fo:font-weight="normal" officeooo:rsid="002fb3c3" style:font-weight-asian="normal" style:font-weight-complex="normal"/>
    </style:style>
    <style:style style:name="T7" style:family="text">
      <style:text-properties fo:font-weight="normal" officeooo:rsid="0034ad21" style:font-weight-asian="normal" style:font-weight-complex="normal"/>
    </style:style>
    <style:style style:name="T8" style:family="text">
      <style:text-properties fo:font-weight="normal" officeooo:rsid="003627e0" style:font-weight-asian="normal" style:font-weight-complex="normal"/>
    </style:style>
    <style:style style:name="T9" style:family="text">
      <style:text-properties fo:font-weight="normal" officeooo:rsid="0036dc12" style:font-weight-asian="normal" style:font-weight-complex="normal"/>
    </style:style>
    <style:style style:name="T10" style:family="text">
      <style:text-properties fo:font-weight="normal" officeooo:rsid="00372d2d" style:font-weight-asian="normal" style:font-weight-complex="normal"/>
    </style:style>
    <style:style style:name="T11" style:family="text">
      <style:text-properties fo:font-weight="normal" officeooo:rsid="00384f10" style:font-weight-asian="normal" style:font-weight-complex="normal"/>
    </style:style>
    <style:style style:name="T12" style:family="text">
      <style:text-properties fo:font-weight="normal" officeooo:rsid="003a2517" style:font-weight-asian="normal" style:font-weight-complex="normal"/>
    </style:style>
    <style:style style:name="T13" style:family="text">
      <style:text-properties fo:font-weight="normal" officeooo:rsid="003dc928" style:font-weight-asian="normal" style:font-weight-complex="normal"/>
    </style:style>
    <style:style style:name="T14" style:family="text">
      <style:text-properties fo:font-weight="normal" officeooo:rsid="003ed317" style:font-weight-asian="normal" style:font-weight-complex="normal"/>
    </style:style>
    <style:style style:name="T15" style:family="text">
      <style:text-properties fo:font-weight="normal" officeooo:rsid="003f28c8" style:font-weight-asian="normal" style:font-weight-complex="normal"/>
    </style:style>
    <style:style style:name="T16" style:family="text">
      <style:text-properties fo:font-weight="normal" officeooo:rsid="003f57a9" style:font-weight-asian="normal" style:font-weight-complex="normal"/>
    </style:style>
    <style:style style:name="T17" style:family="text">
      <style:text-properties fo:font-weight="normal" officeooo:rsid="003fd87b" style:font-weight-asian="normal" style:font-weight-complex="normal"/>
    </style:style>
    <style:style style:name="T18" style:family="text">
      <style:text-properties fo:font-weight="normal" officeooo:rsid="00436b20" style:font-weight-asian="normal" style:font-weight-complex="normal"/>
    </style:style>
    <style:style style:name="T19" style:family="text">
      <style:text-properties fo:font-weight="normal" officeooo:rsid="0044df91" style:font-weight-asian="normal" style:font-weight-complex="normal"/>
    </style:style>
    <style:style style:name="T20" style:family="text">
      <style:text-properties fo:font-weight="normal" officeooo:rsid="00455b7b" style:font-weight-asian="normal" style:font-weight-complex="normal"/>
    </style:style>
    <style:style style:name="T21" style:family="text">
      <style:text-properties fo:font-weight="normal" officeooo:rsid="0045cfb4" style:font-weight-asian="normal" style:font-weight-complex="normal"/>
    </style:style>
    <style:style style:name="T22" style:family="text">
      <style:text-properties fo:font-weight="normal" officeooo:rsid="00473725" style:font-weight-asian="normal" style:font-weight-complex="normal"/>
    </style:style>
    <style:style style:name="T23" style:family="text">
      <style:text-properties fo:font-weight="normal" officeooo:rsid="00477daa" style:font-weight-asian="normal" style:font-weight-complex="normal"/>
    </style:style>
    <style:style style:name="T24" style:family="text">
      <style:text-properties fo:font-weight="normal" officeooo:rsid="00480ba2" style:font-weight-asian="normal" style:font-weight-complex="normal"/>
    </style:style>
    <style:style style:name="T25" style:family="text">
      <style:text-properties fo:font-weight="normal" officeooo:rsid="004ad930" style:font-weight-asian="normal" style:font-weight-complex="normal"/>
    </style:style>
    <style:style style:name="T26" style:family="text">
      <style:text-properties fo:font-weight="normal" officeooo:rsid="004ba7d5" style:font-weight-asian="normal" style:font-weight-complex="normal"/>
    </style:style>
    <style:style style:name="T27" style:family="text">
      <style:text-properties fo:font-weight="normal" officeooo:rsid="004daf83" style:font-weight-asian="normal" style:font-weight-complex="normal"/>
    </style:style>
    <style:style style:name="T28" style:family="text">
      <style:text-properties fo:font-weight="normal" officeooo:rsid="004f1531" style:font-weight-asian="normal" style:font-weight-complex="normal"/>
    </style:style>
    <style:style style:name="T29" style:family="text">
      <style:text-properties fo:font-weight="normal" officeooo:rsid="00535c27" style:font-weight-asian="normal" style:font-weight-complex="normal"/>
    </style:style>
    <style:style style:name="T30" style:family="text">
      <style:text-properties fo:font-weight="normal" officeooo:rsid="00554384" style:font-weight-asian="normal" style:font-weight-complex="normal"/>
    </style:style>
    <style:style style:name="T31" style:family="text">
      <style:text-properties fo:font-weight="normal" officeooo:rsid="00559108" style:font-weight-asian="normal" style:font-weight-complex="normal"/>
    </style:style>
    <style:style style:name="T32" style:family="text">
      <style:text-properties style:text-position="super 58%" fo:font-weight="normal" officeooo:rsid="00436b20" style:font-weight-asian="normal" style:font-weight-complex="normal"/>
    </style:style>
    <style:style style:name="T33" style:family="text">
      <style:text-properties style:text-position="0% 100%" fo:font-weight="normal" style:font-weight-asian="normal" style:font-weight-complex="normal"/>
    </style:style>
    <style:style style:name="T34" style:family="text">
      <style:text-properties style:text-position="0% 100%" fo:font-weight="normal" officeooo:rsid="00436b20"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ATA STRUCTURES LAB</text:p>
      <text:p text:style-name="P2">AMAL NATH M</text:p>
      <text:p text:style-name="P2">R3 11</text:p>
      <text:p text:style-name="P1"/>
      <text:p text:style-name="P4">EXPERIMENT 4</text:p>
      <text:p text:style-name="P5"/>
      <text:p text:style-name="P5"><text:span text:style-name="T1">AIM</text:span> :- Write a program to enter two matrices in normal form. Write a function to convert two matrices to tuple form and display it. Also find the transpose of the two matrices represented in tuple form and display it. Find the sum of the two matrices in tuple form and display the sum in tuple form.</text:p>
      <text:p text:style-name="P5"/>
      <text:p text:style-name="P5"><text:span text:style-name="T1">DATA STRUCTURE USED</text:span> :- ARRAY is the data structure used.</text:p>
      <text:p text:style-name="P5"/>
      <text:p text:style-name="P6">ALGORITHM<text:span text:style-name="T2"> :- </text:span></text:p>
      <text:p text:style-name="P11">START</text:p>
      <text:p text:style-name="P6"><text:span text:style-name="T2"><text:s/>1. Accept the two matrix in normal form and </text:span><text:span text:style-name="T7">R</text:span><text:span text:style-name="T2"> is the Resultant Matrix</text:span></text:p>
      <text:p text:style-name="P6"><text:span text:style-name="T2"><text:s/>2. Traverse throught the matrix such that </text:span><text:span text:style-name="T7">k</text:span><text:span text:style-name="T2"> starts from 1</text:span></text:p>
      <text:p text:style-name="P6"><text:span text:style-name="T2"><text:s/>3. </text:span><text:span text:style-name="T7">F</text:span><text:span text:style-name="T2">ind non zero values</text:span></text:p>
      <text:p text:style-name="P12"><text:s/>4. Store its row in R[i][0] and column in R[i][1] and value in R[i][2]</text:p>
      <text:p text:style-name="P6"><text:span text:style-name="T2"><text:s/></text:span><text:span text:style-name="T12">5</text:span><text:span text:style-name="T2">. Store R[0][0] = num of rows</text:span></text:p>
      <text:p text:style-name="P6"><text:span text:style-name="T2"><text:s/></text:span><text:span text:style-name="T12">6</text:span><text:span text:style-name="T2">. Store R[0][1] = num of col</text:span><text:span text:style-name="T7">umns</text:span></text:p>
      <text:p text:style-name="P6"><text:span text:style-name="T2"><text:s/></text:span><text:span text:style-name="T12">7</text:span><text:span text:style-name="T2">. Store R[0][0] = </text:span><text:span text:style-name="T7">k-1</text:span><text:span text:style-name="T2"> (Number of </text:span><text:span text:style-name="T7">n</text:span><text:span text:style-name="T2">on-zero </text:span><text:span text:style-name="T7">values</text:span><text:span text:style-name="T2">)</text:span></text:p>
      <text:p text:style-name="P6"><text:span text:style-name="T2"><text:s/></text:span><text:span text:style-name="T12">8</text:span><text:span text:style-name="T2">. Print the resultant </text:span><text:span text:style-name="T7">Tuple</text:span><text:span text:style-name="T2"> Representation</text:span></text:p>
      <text:p text:style-name="P12"/>
      <text:p text:style-name="P6"><text:span text:style-name="T2"><text:s/></text:span><text:span text:style-name="T12">9</text:span><text:span text:style-name="T2">. Function Transpose(int sp[][3])</text:span></text:p>
      <text:p text:style-name="P6"><text:span text:style-name="T2"><text:s/></text:span><text:span text:style-name="T12">10</text:span><text:span text:style-name="T2">. </text:span><text:span text:style-name="T8">C</text:span><text:span text:style-name="T2">heck whether sp[0][2] is 0: then </text:span><text:span text:style-name="T25">return</text:span><text:span text:style-name="T2"> "No elements"</text:span></text:p>
      <text:p text:style-name="P6"><text:span text:style-name="T2"><text:s/>1</text:span><text:span text:style-name="T12">1</text:span><text:span text:style-name="T2">. </text:span><text:span text:style-name="T8">C</text:span><text:span text:style-name="T2">opy sp[0][0] in</text:span><text:span text:style-name="T8">to</text:span><text:span text:style-name="T2"> spt[0][0]</text:span></text:p>
      <text:p text:style-name="P6"><text:span text:style-name="T2"><text:s/>1</text:span><text:span text:style-name="T12">2</text:span><text:span text:style-name="T2">. </text:span><text:span text:style-name="T8">C</text:span><text:span text:style-name="T2">opy sp[0][1] in</text:span><text:span text:style-name="T8">to</text:span><text:span text:style-name="T2"> spt[0][1]</text:span></text:p>
      <text:p text:style-name="P6"><text:span text:style-name="T2"><text:s/>1</text:span><text:span text:style-name="T12">3</text:span><text:span text:style-name="T2">. </text:span><text:span text:style-name="T8">C</text:span><text:span text:style-name="T2">opy sp[0][2] in</text:span><text:span text:style-name="T8">to</text:span><text:span text:style-name="T2"> spt[0][2]</text:span></text:p>
      <text:p text:style-name="P6"><text:span text:style-name="T2"><text:s/>1</text:span><text:span text:style-name="T12">4</text:span><text:span text:style-name="T2">. k = 1</text:span></text:p>
      <text:p text:style-name="P6"><text:span text:style-name="T2"><text:s/>1</text:span><text:span text:style-name="T12">5</text:span><text:span text:style-name="T2">. </text:span><text:span text:style-name="T24">for </text:span><text:span text:style-name="T2">i=0 t</text:span><text:span text:style-name="T9">ill</text:span><text:span text:style-name="T2"> number of col</text:span><text:span text:style-name="T8">umns</text:span></text:p>
      <text:p text:style-name="P6"><text:span text:style-name="T2"><text:s/>1</text:span><text:span text:style-name="T12">6</text:span><text:span text:style-name="T2">. </text:span><text:span text:style-name="T24">for</text:span><text:span text:style-name="T2"> </text:span><text:span text:style-name="T9">j=1 </text:span><text:span text:style-name="T2">till the </text:span><text:span text:style-name="T9">number of </text:span><text:span text:style-name="T2">non zero </text:span><text:span text:style-name="T9">values</text:span></text:p>
      <text:p text:style-name="P7"><text:soft-page-break/><text:span text:style-name="T2"><text:s/>1</text:span><text:span text:style-name="T12">7</text:span><text:span text:style-name="T2">. if i == a[j][</text:span><text:span text:style-name="T9">1</text:span><text:span text:style-name="T2">], </text:span><text:span text:style-name="T10">i</text:span><text:span text:style-name="T2">nsert </text:span><text:span text:style-name="T10">the entire row int</text:span><text:span text:style-name="T2">o Re</text:span><text:span text:style-name="T11">sultant</text:span><text:span text:style-name="T2"> Array</text:span></text:p>
      <text:p text:style-name="P7"><text:span text:style-name="T11"><text:s/></text:span><text:span text:style-name="T24">18. k++</text:span></text:p>
      <text:p text:style-name="P14"><text:s/>19. End if</text:p>
      <text:p text:style-name="P7"><text:span text:style-name="T24"><text:s/></text:span><text:span text:style-name="T26">20</text:span><text:span text:style-name="T24">. End for</text:span></text:p>
      <text:p text:style-name="P7"><text:span text:style-name="T24"><text:s/>2</text:span><text:span text:style-name="T26">1</text:span><text:span text:style-name="T24">. End for</text:span></text:p>
      <text:p text:style-name="P7"><text:span text:style-name="T12"><text:s/></text:span><text:span text:style-name="T26">22</text:span><text:span text:style-name="T12">. </text:span><text:span text:style-name="T25">Print</text:span><text:span text:style-name="T2"> Resultant Array</text:span></text:p>
      <text:p text:style-name="P13"/>
      <text:p text:style-name="P6"><text:span text:style-name="T2"><text:s/></text:span><text:span text:style-name="T27">23</text:span><text:span text:style-name="T2">. Function Addition(int sp1[][3],int sp2[][3])</text:span></text:p>
      <text:p text:style-name="P6"><text:span text:style-name="T2"><text:s/></text:span><text:span text:style-name="T13">2</text:span><text:span text:style-name="T27">4</text:span><text:span text:style-name="T2">. </text:span><text:span text:style-name="T14">I</text:span><text:span text:style-name="T2">f matri</text:span><text:span text:style-name="T14">c</text:span><text:span text:style-name="T2">es doesn't match in size (</text:span><text:span text:style-name="T14">i.e, </text:span><text:span text:style-name="T2">rows and column</text:span><text:span text:style-name="T14">s</text:span><text:span text:style-name="T2"> are </text:span><text:span text:style-name="T14">not</text:span><text:span text:style-name="T2"> equal), </text:span><text:span text:style-name="T15">print </text:span><text:span text:style-name="T2">"Invalid </text:span><text:span text:style-name="T28">o</text:span><text:span text:style-name="T2">peration"</text:span></text:p>
      <text:p text:style-name="P6"><text:span text:style-name="T2"><text:s/></text:span><text:span text:style-name="T23">2</text:span><text:span text:style-name="T27">5</text:span><text:span text:style-name="T23">. Else</text:span></text:p>
      <text:p text:style-name="P6"><text:span text:style-name="T2"><text:s/>2</text:span><text:span text:style-name="T27">6</text:span><text:span text:style-name="T2">. while </text:span><text:span text:style-name="T16">i</text:span><text:span text:style-name="T2"> &lt;</text:span><text:span text:style-name="T16">= sp1[0][2]</text:span><text:span text:style-name="T2"> </text:span><text:span text:style-name="T16">or</text:span><text:span text:style-name="T2"> </text:span><text:span text:style-name="T16">j </text:span><text:span text:style-name="T2">&lt;</text:span><text:span text:style-name="T17">= </text:span><text:span text:style-name="T16">sp2[0][2] </text:span><text:span text:style-name="T18">do</text:span></text:p>
      <text:p text:style-name="P6"><text:span text:style-name="T2"><text:s/>2</text:span><text:span text:style-name="T27">7</text:span><text:span text:style-name="T2">. </text:span><text:span text:style-name="T18">I</text:span><text:span text:style-name="T2">f </text:span><text:span text:style-name="T18">sp1[i][0]</text:span><text:span text:style-name="T2"> &lt; </text:span><text:span text:style-name="T18">sp2[j][0]</text:span></text:p>
      <text:p text:style-name="P6"><text:span text:style-name="T2"><text:s/>2</text:span><text:span text:style-name="T27">8</text:span><text:span text:style-name="T2">. </text:span><text:span text:style-name="T18">C</text:span><text:span text:style-name="T2">opy the data of </text:span><text:span text:style-name="T18">i</text:span><text:span text:style-name="T32">th</text:span><text:span text:style-name="T34"> row of sp1</text:span><text:span text:style-name="T33"> </text:span><text:span text:style-name="T2">to Resultant, </text:span><text:span text:style-name="T18">i++, k++</text:span></text:p>
      <text:p text:style-name="P8"><text:span text:style-name="T2"><text:s/>2</text:span><text:span text:style-name="T27">9</text:span><text:span text:style-name="T2">. </text:span><text:span text:style-name="T18">Else if</text:span><text:span text:style-name="T2"> </text:span><text:span text:style-name="T18">sp1[i][0]</text:span><text:span text:style-name="T2"> </text:span><text:span text:style-name="T18">&gt;</text:span><text:span text:style-name="T2"> </text:span><text:span text:style-name="T18">sp2[j][0]</text:span></text:p>
      <text:p text:style-name="P6"><text:span text:style-name="T2"><text:s/></text:span><text:span text:style-name="T27">30</text:span><text:span text:style-name="T2">. </text:span><text:span text:style-name="T18">C</text:span><text:span text:style-name="T2">opy the data of </text:span><text:span text:style-name="T18">j</text:span><text:span text:style-name="T32">th</text:span><text:span text:style-name="T34"> row of sp2</text:span><text:span text:style-name="T33"> </text:span><text:span text:style-name="T2">to Resultant, </text:span><text:span text:style-name="T18">j++, k++</text:span></text:p>
      <text:p text:style-name="P6"><text:span text:style-name="T2"><text:s/>3</text:span><text:span text:style-name="T27">1.</text:span><text:span text:style-name="T2"> </text:span><text:span text:style-name="T18">E</text:span><text:span text:style-name="T2">lse</text:span></text:p>
      <text:p text:style-name="P6"><text:span text:style-name="T2"><text:s/>3</text:span><text:span text:style-name="T27">2.</text:span><text:span text:style-name="T2"> </text:span><text:span text:style-name="T18">I</text:span><text:span text:style-name="T2">f </text:span><text:span text:style-name="T18">sp1[i][1] &lt;</text:span><text:span text:style-name="T2"> </text:span><text:span text:style-name="T18">sp2[j][1]</text:span></text:p>
      <text:p text:style-name="P6"><text:span text:style-name="T2"><text:s/>3</text:span><text:span text:style-name="T27">3</text:span><text:span text:style-name="T2">. </text:span><text:span text:style-name="T18">C</text:span><text:span text:style-name="T2">opy the data of </text:span><text:span text:style-name="T18">i</text:span><text:span text:style-name="T32">th</text:span><text:span text:style-name="T34"> row of sp1</text:span><text:span text:style-name="T33"> </text:span><text:span text:style-name="T2">to Resultant, </text:span><text:span text:style-name="T18">i++, k++</text:span></text:p>
      <text:p text:style-name="P8"><text:span text:style-name="T2"><text:s/>3</text:span><text:span text:style-name="T27">4.</text:span><text:span text:style-name="T2"> </text:span><text:span text:style-name="T22">Else i</text:span><text:span text:style-name="T2">f </text:span><text:span text:style-name="T18">sp1[i][1] &gt;</text:span><text:span text:style-name="T2"> </text:span><text:span text:style-name="T18">sp2[j][1]</text:span></text:p>
      <text:p text:style-name="P6"><text:span text:style-name="T2"><text:s/>3</text:span><text:span text:style-name="T27">5.</text:span><text:span text:style-name="T2"> </text:span><text:span text:style-name="T18">C</text:span><text:span text:style-name="T2">opy the data o</text:span><text:span text:style-name="T18">f j</text:span><text:span text:style-name="T32">th</text:span><text:span text:style-name="T34"> row of sp2</text:span><text:span text:style-name="T33"> </text:span><text:span text:style-name="T2">to Resultant, </text:span><text:span text:style-name="T18">j++, k++</text:span></text:p>
      <text:p text:style-name="P6"><text:span text:style-name="T2"><text:s/>3</text:span><text:span text:style-name="T27">6.</text:span><text:span text:style-name="T2"> </text:span><text:span text:style-name="T19">E</text:span><text:span text:style-name="T2">lse</text:span></text:p>
      <text:p text:style-name="P6"><text:span text:style-name="T2"><text:s/>3</text:span><text:span text:style-name="T27">7.</text:span><text:span text:style-name="T2"> Add the values and insert to Resultant </text:span><text:span text:style-name="T19">along with the row and column data, </text:span><text:span text:style-name="T20">i++, j++, k++</text:span></text:p>
      <text:p text:style-name="P6"><text:span text:style-name="T20"><text:s/></text:span><text:span text:style-name="T22">3</text:span><text:span text:style-name="T27">8. </text:span><text:span text:style-name="T22">End if</text:span></text:p>
      <text:p text:style-name="P6"><text:span text:style-name="T22"><text:s/>3</text:span><text:span text:style-name="T27">9.</text:span><text:span text:style-name="T22"> End if</text:span></text:p>
      <text:p text:style-name="P6"><text:span text:style-name="T22"><text:s/></text:span><text:span text:style-name="T27">40.</text:span><text:span text:style-name="T22"> End while</text:span></text:p>
      <text:p text:style-name="P6"><text:span text:style-name="T22"><text:s/></text:span><text:span text:style-name="T23">4</text:span><text:span text:style-name="T27">1.</text:span><text:span text:style-name="T23"> End if</text:span></text:p>
      <text:p text:style-name="P9"><text:span text:style-name="T2"><text:s/></text:span><text:span text:style-name="T27">42.</text:span><text:span text:style-name="T2"> Print the </text:span><text:span text:style-name="T21">Resultant Tuple</text:span><text:span text:style-name="T2"> Representation</text:span></text:p>
      <text:p text:style-name="P15">STOP</text:p>
      <text:p text:style-name="P6"/>
      <text:p text:style-name="P6">PROGRAM CODE <text:span text:style-name="T2">:-</text:span></text:p>
      <text:p text:style-name="P17">#include &lt;stdio.h&gt;</text:p>
      <text:p text:style-name="P17">#include &lt;stdlib.h&gt;</text:p>
      <text:p text:style-name="P17"/>
      <text:p text:style-name="P17"><text:soft-page-break/>struct sparse </text:p>
      <text:p text:style-name="P17">{</text:p>
      <text:p text:style-name="P17"><text:tab/>int row, col;</text:p>
      <text:p text:style-name="P17"><text:tab/>int arr[10][10];</text:p>
      <text:p text:style-name="P17"><text:tab/>int tuple[100][3];</text:p>
      <text:p text:style-name="P17">};</text:p>
      <text:p text:style-name="P17"/>
      <text:p text:style-name="P17"/>
      <text:p text:style-name="P17">void readArray(struct sparse *sp, int i)</text:p>
      <text:p text:style-name="P17">{</text:p>
      <text:p text:style-name="P17"><text:tab/>printf("Enter no. of rows and columns of matrix %d\n", i);</text:p>
      <text:p text:style-name="P17"><text:tab/>scanf("%d%d", &amp;sp-&gt;row, &amp;sp-&gt;col);<text:tab/></text:p>
      <text:p text:style-name="P17"><text:tab/></text:p>
      <text:p text:style-name="P17"><text:tab/>printf("Enter the matrix %d elements\n", i);</text:p>
      <text:p text:style-name="P17"><text:tab/>for(int i=0;i&lt;sp-&gt;row;i++)</text:p>
      <text:p text:style-name="P17"><text:tab/><text:tab/>for(int j=0;j&lt;sp-&gt;col;j++)</text:p>
      <text:p text:style-name="P17"><text:tab/><text:tab/><text:tab/>scanf("%d", &amp;sp-&gt;arr[i][j]);</text:p>
      <text:p text:style-name="P17">}</text:p>
      <text:p text:style-name="P17"/>
      <text:p text:style-name="P17">void dispArray(struct sparse *sp, int i)</text:p>
      <text:p text:style-name="P17">{</text:p>
      <text:p text:style-name="P17"><text:tab/>printf("Matrix %d:\n", i);</text:p>
      <text:p text:style-name="P17"><text:tab/></text:p>
      <text:p text:style-name="P17"><text:tab/>for(int i=0;i&lt;sp-&gt;row;i++)</text:p>
      <text:p text:style-name="P17"><text:tab/>{</text:p>
      <text:p text:style-name="P17"><text:tab/><text:tab/>for(int j=0;j&lt;sp-&gt;col;j++)</text:p>
      <text:p text:style-name="P17"><text:tab/><text:tab/><text:tab/>printf("%d ", sp-&gt;arr[i][j]);</text:p>
      <text:p text:style-name="P17"><text:tab/><text:tab/>printf("\n");</text:p>
      <text:p text:style-name="P17"><text:tab/>}</text:p>
      <text:p text:style-name="P17">}</text:p>
      <text:p text:style-name="P17"/>
      <text:p text:style-name="P17"><text:tab/></text:p>
      <text:p text:style-name="P17">void dispTuple(struct sparse *sp, int i)</text:p>
      <text:p text:style-name="P17">{</text:p>
      <text:p text:style-name="P17"><text:tab/>printf("Tuple representation of Sparse Matrix %d:\n",i);</text:p>
      <text:p text:style-name="P17"><text:tab/>for(int i=0;i&lt;=sp-&gt;tuple[0][2];i++)</text:p>
      <text:p text:style-name="P17"><text:tab/>{</text:p>
      <text:p text:style-name="P17"><text:tab/><text:tab/>for(int j=0;j&lt;3;j++)</text:p>
      <text:p text:style-name="P17"><text:tab/><text:tab/><text:tab/>printf("%d ", sp-&gt;tuple[i][j]);</text:p>
      <text:p text:style-name="P17"><text:tab/><text:tab/>printf("\n");</text:p>
      <text:p text:style-name="P17"><text:tab/>}</text:p>
      <text:p text:style-name="P17">}</text:p>
      <text:p text:style-name="P17"/>
      <text:p text:style-name="P17"/>
      <text:p text:style-name="P17">void makeTuple(struct sparse *sp)</text:p>
      <text:p text:style-name="P17">{</text:p>
      <text:p text:style-name="P17"><text:tab/>int k=0;</text:p>
      <text:p text:style-name="P17"><text:tab/>sp-&gt;tuple[0][0] = sp-&gt;row;</text:p>
      <text:p text:style-name="P17"><text:tab/>sp-&gt;tuple[0][1] = sp-&gt;col;</text:p>
      <text:p text:style-name="P17"><text:tab/></text:p>
      <text:p text:style-name="P17"><text:tab/>for(int i=0;i&lt;sp-&gt;row;i++)</text:p>
      <text:p text:style-name="P17"><text:tab/><text:tab/>for(int j=0;j&lt;sp-&gt;col;j++)</text:p>
      <text:p text:style-name="P17"><text:soft-page-break/><text:tab/><text:tab/><text:tab/>if(sp-&gt;arr[i][j] != 0)</text:p>
      <text:p text:style-name="P17"><text:tab/><text:tab/><text:tab/>{</text:p>
      <text:p text:style-name="P17"><text:tab/><text:tab/><text:tab/><text:tab/>k++;</text:p>
      <text:p text:style-name="P17"><text:tab/><text:tab/><text:tab/><text:tab/>sp-&gt;tuple[k][0] = i;</text:p>
      <text:p text:style-name="P17"><text:tab/><text:tab/><text:tab/><text:tab/>sp-&gt;tuple[k][1] = j;</text:p>
      <text:p text:style-name="P17"><text:tab/><text:tab/><text:tab/><text:tab/>sp-&gt;tuple[k][2] = sp-&gt;arr[i][j];</text:p>
      <text:p text:style-name="P17"><text:tab/><text:tab/><text:tab/>}</text:p>
      <text:p text:style-name="P17"><text:tab/>sp-&gt;tuple[0][2] = k;</text:p>
      <text:p text:style-name="P17">}</text:p>
      <text:p text:style-name="P17"/>
      <text:p text:style-name="P17"/>
      <text:p text:style-name="P17">void makeArray(struct sparse *sp)</text:p>
      <text:p text:style-name="P17">{</text:p>
      <text:p text:style-name="P17"><text:tab/>sp-&gt;row = sp-&gt;tuple[0][0];</text:p>
      <text:p text:style-name="P17"><text:tab/>sp-&gt;col = sp-&gt;tuple[0][1];</text:p>
      <text:p text:style-name="P17"><text:tab/></text:p>
      <text:p text:style-name="P17"><text:tab/>for(int i=0; i&lt;sp-&gt;row;i++)</text:p>
      <text:p text:style-name="P17"><text:tab/><text:tab/>for(int j=0;j&lt;sp-&gt;col;j++)</text:p>
      <text:p text:style-name="P17"><text:tab/><text:tab/><text:tab/>sp-&gt;arr[i][j] = 0;</text:p>
      <text:p text:style-name="P17"><text:tab/></text:p>
      <text:p text:style-name="P17"><text:tab/>for(int i=1;i&lt;=sp-&gt;tuple[0][2];i++)</text:p>
      <text:p text:style-name="P17"><text:tab/><text:tab/><text:tab/>sp-&gt;arr[sp-&gt;tuple[i][0]][sp-&gt;tuple[i][1]] = sp-&gt;tuple[i][2];</text:p>
      <text:p text:style-name="P17">}<text:tab/></text:p>
      <text:p text:style-name="P17"/>
      <text:p text:style-name="P17"/>
      <text:p text:style-name="P17">void transTuple(struct sparse *sp1, struct sparse *sp2, int a)</text:p>
      <text:p text:style-name="P17">{</text:p>
      <text:p text:style-name="P17"><text:tab/></text:p>
      <text:p text:style-name="P17"><text:tab/>if(sp1-&gt;tuple[0][2] == 0)</text:p>
      <text:p text:style-name="P17"><text:tab/><text:tab/>printf("Matrix %d cannot be transposed!\n", a);</text:p>
      <text:p text:style-name="P17"><text:tab/>else</text:p>
      <text:p text:style-name="P17"><text:tab/>{</text:p>
      <text:p text:style-name="P17"><text:tab/><text:tab/>sp2-&gt;tuple[0][0] = sp1-&gt;tuple[0][1];</text:p>
      <text:p text:style-name="P17"><text:tab/><text:tab/>sp2-&gt;tuple[0][1] = sp1-&gt;tuple[0][0];</text:p>
      <text:p text:style-name="P17"><text:tab/><text:tab/>sp2-&gt;tuple[0][2] = sp1-&gt;tuple[0][2];</text:p>
      <text:p text:style-name="P17"><text:tab/><text:tab/></text:p>
      <text:p text:style-name="P17"><text:tab/><text:tab/></text:p>
      <text:p text:style-name="P17"><text:tab/><text:tab/>int k=1;</text:p>
      <text:p text:style-name="P17"><text:tab/><text:tab/></text:p>
      <text:p text:style-name="P17"><text:tab/><text:tab/>for(int i=0;i&lt;sp1-&gt;tuple[0][1];i++)</text:p>
      <text:p text:style-name="P17"><text:tab/><text:tab/><text:tab/>for(int j=1;j&lt;=sp1-&gt;tuple[0][2];j++)</text:p>
      <text:p text:style-name="P17"><text:tab/><text:tab/><text:tab/><text:tab/>if(i == sp1-&gt;tuple[j][1])</text:p>
      <text:p text:style-name="P17"><text:tab/><text:tab/><text:tab/><text:tab/>{</text:p>
      <text:p text:style-name="P17"><text:tab/><text:tab/><text:tab/><text:tab/><text:tab/>sp2-&gt;tuple[k][0] = sp1-&gt;tuple[j][1];</text:p>
      <text:p text:style-name="P17"><text:tab/><text:tab/><text:tab/><text:tab/><text:tab/>sp2-&gt;tuple[k][1] = sp1-&gt;tuple[j][0];</text:p>
      <text:p text:style-name="P17"><text:tab/><text:tab/><text:tab/><text:tab/><text:tab/>sp2-&gt;tuple[k][2] = sp1-&gt;tuple[j][2];</text:p>
      <text:p text:style-name="P17"><text:tab/><text:tab/><text:tab/><text:tab/><text:tab/>k++;</text:p>
      <text:p text:style-name="P17"><text:tab/><text:tab/><text:tab/><text:tab/>}</text:p>
      <text:p text:style-name="P17"><text:tab/><text:tab/>printf("Transpose of\n"); </text:p>
      <text:p text:style-name="P17"><text:tab/><text:tab/>dispTuple(sp2, a);</text:p>
      <text:p text:style-name="P17"><text:tab/>}</text:p>
      <text:p text:style-name="P17">}</text:p>
      <text:p text:style-name="P17"><text:soft-page-break/></text:p>
      <text:p text:style-name="P17">void addTuple(struct sparse *sp1, struct sparse *sp2, struct sparse *sp3, int a, int b)</text:p>
      <text:p text:style-name="P17">{</text:p>
      <text:p text:style-name="P17"><text:tab/>int i=1, j=1, k=1; </text:p>
      <text:p text:style-name="P17"><text:tab/></text:p>
      <text:p text:style-name="P17"><text:tab/>if(sp1-&gt;tuple[0][0] != sp2-&gt;tuple[0][0] || sp1-&gt;tuple[0][1] != sp2-&gt;tuple[0][1])</text:p>
      <text:p text:style-name="P17"><text:tab/><text:tab/>printf("Matrix %d and Matrix %d cannot be added!\n", a, b);</text:p>
      <text:p text:style-name="P17"><text:tab/><text:tab/></text:p>
      <text:p text:style-name="P17"><text:tab/>else</text:p>
      <text:p text:style-name="P17"><text:tab/>{</text:p>
      <text:p text:style-name="P17"><text:tab/><text:tab/>while(i&lt;=sp1-&gt;tuple[0][2] || j&lt;=sp2-&gt;tuple[0][2])</text:p>
      <text:p text:style-name="P17"><text:tab/><text:tab/>{</text:p>
      <text:p text:style-name="P17"><text:tab/><text:tab/><text:tab/>if(i&gt;sp1-&gt;tuple[0][2])</text:p>
      <text:p text:style-name="P17"><text:tab/><text:tab/><text:tab/>{<text:tab/></text:p>
      <text:p text:style-name="P17"><text:tab/><text:tab/><text:tab/><text:tab/>sp3-&gt;tuple[k][0] = sp2-&gt;tuple[j][0];</text:p>
      <text:p text:style-name="P17"><text:tab/><text:tab/><text:tab/><text:tab/>sp3-&gt;tuple[k][1] = sp2-&gt;tuple[j][1];</text:p>
      <text:p text:style-name="P17"><text:tab/><text:tab/><text:tab/><text:tab/>sp3-&gt;tuple[k][2] = sp2-&gt;tuple[j][2];</text:p>
      <text:p text:style-name="P17"><text:tab/><text:tab/><text:tab/><text:tab/>k++, j++;</text:p>
      <text:p text:style-name="P17"><text:tab/><text:tab/><text:tab/>}</text:p>
      <text:p text:style-name="P17"><text:tab/><text:tab/><text:tab/>else if(j&gt;sp2-&gt;tuple[0][2])</text:p>
      <text:p text:style-name="P17"><text:tab/><text:tab/><text:tab/>{</text:p>
      <text:p text:style-name="P17"><text:tab/><text:tab/><text:tab/><text:tab/>sp3-&gt;tuple[k][0] = sp1-&gt;tuple[i][0];</text:p>
      <text:p text:style-name="P17"><text:tab/><text:tab/><text:tab/><text:tab/>sp3-&gt;tuple[k][1] = sp1-&gt;tuple[i][1];</text:p>
      <text:p text:style-name="P17"><text:tab/><text:tab/><text:tab/><text:tab/>sp3-&gt;tuple[k][2] = sp1-&gt;tuple[i][2];</text:p>
      <text:p text:style-name="P17"><text:tab/><text:tab/><text:tab/><text:tab/>k++, i++;</text:p>
      <text:p text:style-name="P17"><text:tab/><text:tab/><text:tab/>}</text:p>
      <text:p text:style-name="P17"><text:tab/><text:tab/><text:tab/>else if(sp1-&gt;tuple[i][0] == sp2-&gt;tuple[j][0])</text:p>
      <text:p text:style-name="P17"><text:tab/><text:tab/><text:tab/>{</text:p>
      <text:p text:style-name="P17"><text:tab/><text:tab/><text:tab/><text:tab/>if(sp1-&gt;tuple[i][1] == sp2-&gt;tuple[j][1])</text:p>
      <text:p text:style-name="P17"><text:tab/><text:tab/><text:tab/><text:tab/>{</text:p>
      <text:p text:style-name="P17"><text:tab/><text:tab/><text:tab/><text:tab/><text:tab/>sp3-&gt;tuple[k][2] = sp1-&gt;tuple[i][2] + sp2-&gt;tuple[j][2];</text:p>
      <text:p text:style-name="P17"><text:tab/><text:tab/><text:tab/><text:tab/><text:tab/>sp3-&gt;tuple[k][1] = sp1-&gt;tuple[i][1];</text:p>
      <text:p text:style-name="P17"><text:tab/><text:tab/><text:tab/><text:tab/><text:tab/>sp3-&gt;tuple[k][0] = sp1-&gt;tuple[i][0];</text:p>
      <text:p text:style-name="P17"><text:tab/><text:tab/><text:tab/><text:tab/><text:tab/>k++, i++, j++;</text:p>
      <text:p text:style-name="P17"><text:tab/><text:tab/><text:tab/><text:tab/>}</text:p>
      <text:p text:style-name="P17"><text:tab/><text:tab/><text:tab/><text:tab/>else if(sp1-&gt;tuple[i][1] &lt; sp2-&gt;tuple[j][1])</text:p>
      <text:p text:style-name="P17"><text:tab/><text:tab/><text:tab/><text:tab/>{</text:p>
      <text:p text:style-name="P17"><text:tab/><text:tab/><text:tab/><text:tab/><text:tab/>sp3-&gt;tuple[k][0] = sp1-&gt;tuple[i][0];</text:p>
      <text:p text:style-name="P17"><text:tab/><text:tab/><text:tab/><text:tab/><text:tab/>sp3-&gt;tuple[k][1] = sp1-&gt;tuple[i][1];</text:p>
      <text:p text:style-name="P17"><text:tab/><text:tab/><text:tab/><text:tab/><text:tab/>sp3-&gt;tuple[k][2] = sp1-&gt;tuple[i][2];</text:p>
      <text:p text:style-name="P17"><text:tab/><text:tab/><text:tab/><text:tab/><text:tab/>k++, i++;</text:p>
      <text:p text:style-name="P17"><text:tab/><text:tab/><text:tab/><text:tab/>}</text:p>
      <text:p text:style-name="P17"><text:tab/><text:tab/><text:tab/><text:tab/>else</text:p>
      <text:p text:style-name="P17"><text:tab/><text:tab/><text:tab/><text:tab/>{</text:p>
      <text:p text:style-name="P17"><text:tab/><text:tab/><text:tab/><text:tab/><text:tab/>sp3-&gt;tuple[k][0] = sp2-&gt;tuple[j][0];</text:p>
      <text:p text:style-name="P17"><text:tab/><text:tab/><text:tab/><text:tab/><text:tab/>sp3-&gt;tuple[k][1] = sp2-&gt;tuple[j][1];</text:p>
      <text:p text:style-name="P17"><text:tab/><text:tab/><text:tab/><text:tab/><text:tab/>sp3-&gt;tuple[k][2] = sp2-&gt;tuple[j][2];</text:p>
      <text:p text:style-name="P17"><text:tab/><text:tab/><text:tab/><text:tab/><text:tab/>k++, j++;</text:p>
      <text:p text:style-name="P17"><text:tab/><text:tab/><text:tab/><text:tab/>}</text:p>
      <text:p text:style-name="P17"><text:tab/><text:tab/><text:tab/>}</text:p>
      <text:p text:style-name="P17"><text:tab/><text:tab/><text:tab/></text:p>
      <text:p text:style-name="P17"><text:tab/><text:tab/><text:tab/>else if(sp1-&gt;tuple[i][0] &lt; sp2-&gt;tuple[j][0])</text:p>
      <text:p text:style-name="P17"><text:soft-page-break/><text:tab/><text:tab/><text:tab/>{</text:p>
      <text:p text:style-name="P17"><text:tab/><text:tab/><text:tab/><text:tab/>sp3-&gt;tuple[k][0] = sp1-&gt;tuple[i][0];</text:p>
      <text:p text:style-name="P17"><text:tab/><text:tab/><text:tab/><text:tab/>sp3-&gt;tuple[k][1] = sp1-&gt;tuple[i][1];</text:p>
      <text:p text:style-name="P17"><text:tab/><text:tab/><text:tab/><text:tab/>sp3-&gt;tuple[k][2] = sp1-&gt;tuple[i][2];</text:p>
      <text:p text:style-name="P17"><text:tab/><text:tab/><text:tab/><text:tab/>k++, i++;</text:p>
      <text:p text:style-name="P17"><text:tab/><text:tab/><text:tab/>}</text:p>
      <text:p text:style-name="P17"><text:tab/><text:tab/><text:tab/>else</text:p>
      <text:p text:style-name="P17"><text:tab/><text:tab/><text:tab/>{</text:p>
      <text:p text:style-name="P17"><text:tab/><text:tab/><text:tab/><text:tab/>sp3-&gt;tuple[k][0] = sp2-&gt;tuple[j][0];</text:p>
      <text:p text:style-name="P17"><text:tab/><text:tab/><text:tab/><text:tab/>sp3-&gt;tuple[k][1] = sp2-&gt;tuple[j][1];</text:p>
      <text:p text:style-name="P17"><text:tab/><text:tab/><text:tab/><text:tab/>sp3-&gt;tuple[k][2] = sp2-&gt;tuple[j][2];</text:p>
      <text:p text:style-name="P17"><text:tab/><text:tab/><text:tab/><text:tab/>k++, j++;</text:p>
      <text:p text:style-name="P17"><text:tab/><text:tab/><text:tab/>} <text:s/><text:tab/></text:p>
      <text:p text:style-name="P17"><text:tab/><text:tab/>}</text:p>
      <text:p text:style-name="P17"><text:tab/><text:tab/>sp3-&gt;tuple[0][0] = sp1-&gt;tuple[0][0];</text:p>
      <text:p text:style-name="P17"><text:tab/><text:tab/>sp3-&gt;tuple[0][1] = sp1-&gt;tuple[0][1];</text:p>
      <text:p text:style-name="P17"><text:tab/><text:tab/>sp3-&gt;tuple[0][2] = k-1;</text:p>
      <text:p text:style-name="P17"><text:tab/><text:tab/></text:p>
      <text:p text:style-name="P17"><text:tab/><text:tab/>printf("Sum of Matrix %d and %d:\n", a, b);</text:p>
      <text:p text:style-name="P17"><text:tab/><text:tab/>dispTuple(sp3, 3);</text:p>
      <text:p text:style-name="P17"><text:tab/>}<text:tab/><text:tab/></text:p>
      <text:p text:style-name="P17">}</text:p>
      <text:p text:style-name="P17"/>
      <text:p text:style-name="P17"/>
      <text:p text:style-name="P17">void main()</text:p>
      <text:p text:style-name="P17">{</text:p>
      <text:p text:style-name="P17"><text:tab/>struct sparse sp1, sp2, transp1, transp2, sumsp3;<text:tab/></text:p>
      <text:p text:style-name="P17"><text:tab/></text:p>
      <text:p text:style-name="P17"><text:tab/>readArray(&amp;sp1, 1);</text:p>
      <text:p text:style-name="P17"><text:tab/>readArray(&amp;sp2, 2);</text:p>
      <text:p text:style-name="P17"><text:tab/></text:p>
      <text:p text:style-name="P17"><text:tab/>makeTuple(&amp;sp1);</text:p>
      <text:p text:style-name="P17"><text:tab/>makeTuple(&amp;sp2);</text:p>
      <text:p text:style-name="P17"><text:tab/></text:p>
      <text:p text:style-name="P17"><text:tab/>dispTuple(&amp;sp1, 1);</text:p>
      <text:p text:style-name="P17"><text:tab/>dispTuple(&amp;sp2, 2);</text:p>
      <text:p text:style-name="P17"><text:tab/></text:p>
      <text:p text:style-name="P17"><text:tab/>transTuple(&amp;sp1, &amp;transp1, 1);</text:p>
      <text:p text:style-name="P17"><text:tab/>transTuple(&amp;sp2, &amp;transp2, 2);</text:p>
      <text:p text:style-name="P17"><text:tab/></text:p>
      <text:p text:style-name="P17"><text:tab/>addTuple(&amp;sp1, &amp;sp2, &amp;sumsp3, 1, 2);</text:p>
      <text:p text:style-name="P17">}</text:p>
      <text:p text:style-name="P18"/>
      <text:p text:style-name="P6"/>
      <text:p text:style-name="P6">SAMPLE OUTPUTS <text:span text:style-name="T2">:-</text:span></text:p>
      <text:p text:style-name="Standard">Enter no. of rows and columns of matrix 1</text:p>
      <text:p text:style-name="Standard">3</text:p>
      <text:p text:style-name="Standard">3</text:p>
      <text:p text:style-name="Standard">Enter the matrix 1 elements</text:p>
      <text:p text:style-name="Standard">3</text:p>
      <text:p text:style-name="Standard">3</text:p>
      <text:p text:style-name="Standard"><text:soft-page-break/>0</text:p>
      <text:p text:style-name="Standard">1</text:p>
      <text:p text:style-name="Standard">3</text:p>
      <text:p text:style-name="Standard">0</text:p>
      <text:p text:style-name="Standard">2</text:p>
      <text:p text:style-name="Standard">0</text:p>
      <text:p text:style-name="Standard">4</text:p>
      <text:p text:style-name="Standard">Enter no. of rows and columns of matrix 2</text:p>
      <text:p text:style-name="Standard">3</text:p>
      <text:p text:style-name="Standard">3</text:p>
      <text:p text:style-name="Standard">Enter the matrix 2 elements</text:p>
      <text:p text:style-name="Standard">0</text:p>
      <text:p text:style-name="Standard">0</text:p>
      <text:p text:style-name="Standard">1</text:p>
      <text:p text:style-name="Standard">1</text:p>
      <text:p text:style-name="Standard">2</text:p>
      <text:p text:style-name="Standard">3</text:p>
      <text:p text:style-name="Standard">0</text:p>
      <text:p text:style-name="Standard">4</text:p>
      <text:p text:style-name="Standard">5</text:p>
      <text:p text:style-name="Standard">Tuple representation of Sparse Matrix 1:</text:p>
      <text:p text:style-name="Standard">3 3 6 </text:p>
      <text:p text:style-name="Standard">0 0 3 </text:p>
      <text:p text:style-name="Standard">0 1 3 </text:p>
      <text:p text:style-name="Standard">1 0 1 </text:p>
      <text:p text:style-name="Standard">1 1 3 </text:p>
      <text:p text:style-name="Standard">2 0 2 </text:p>
      <text:p text:style-name="Standard">2 2 4 </text:p>
      <text:p text:style-name="Standard">Tuple representation of Sparse Matrix 2:</text:p>
      <text:p text:style-name="Standard">3 3 6 </text:p>
      <text:p text:style-name="Standard">0 2 1 </text:p>
      <text:p text:style-name="Standard">1 0 1 </text:p>
      <text:p text:style-name="Standard">1 1 2 </text:p>
      <text:p text:style-name="Standard">1 2 3 </text:p>
      <text:p text:style-name="Standard">2 1 4 </text:p>
      <text:p text:style-name="Standard">2 2 5 </text:p>
      <text:p text:style-name="Standard">Transpose of</text:p>
      <text:p text:style-name="Standard">Tuple representation of Sparse Matrix 1:</text:p>
      <text:p text:style-name="Standard">3 3 6 </text:p>
      <text:p text:style-name="Standard">0 0 3 </text:p>
      <text:p text:style-name="Standard">0 1 1 </text:p>
      <text:p text:style-name="Standard">0 2 2 </text:p>
      <text:p text:style-name="Standard">1 0 3 </text:p>
      <text:p text:style-name="Standard">1 1 3 </text:p>
      <text:p text:style-name="Standard">2 2 4 </text:p>
      <text:p text:style-name="Standard">Transpose of</text:p>
      <text:p text:style-name="Standard">Tuple representation of Sparse Matrix 2:</text:p>
      <text:p text:style-name="Standard">3 3 6 </text:p>
      <text:p text:style-name="Standard">0 1 1 </text:p>
      <text:p text:style-name="Standard">1 1 2 </text:p>
      <text:p text:style-name="Standard">1 2 4 </text:p>
      <text:p text:style-name="Standard">2 0 1 </text:p>
      <text:p text:style-name="Standard"><text:soft-page-break/>2 1 3 </text:p>
      <text:p text:style-name="Standard">2 2 5 </text:p>
      <text:p text:style-name="Standard">Sum of Matrix 1 and 2:</text:p>
      <text:p text:style-name="Standard">Tuple representation of Sparse Matrix 3:</text:p>
      <text:p text:style-name="Standard">3 3 9 </text:p>
      <text:p text:style-name="Standard">0 0 3 </text:p>
      <text:p text:style-name="Standard">0 1 3 </text:p>
      <text:p text:style-name="Standard">0 2 1 </text:p>
      <text:p text:style-name="Standard">1 0 2 </text:p>
      <text:p text:style-name="Standard">1 1 5 </text:p>
      <text:p text:style-name="Standard">1 2 3 </text:p>
      <text:p text:style-name="Standard">2 0 2 </text:p>
      <text:p text:style-name="Standard">2 1 4 </text:p>
      <text:p text:style-name="Standard">2 2 9 </text:p>
      <text:p text:style-name="P12"/>
      <text:p text:style-name="P12"/>
      <text:p text:style-name="Standard">Enter no. of rows and columns of matrix 1</text:p>
      <text:p text:style-name="Standard">1</text:p>
      <text:p text:style-name="Standard">1</text:p>
      <text:p text:style-name="Standard">Enter the matrix 1 elements</text:p>
      <text:p text:style-name="Standard">1</text:p>
      <text:p text:style-name="Standard">Enter no. of rows and columns of matrix 2</text:p>
      <text:p text:style-name="Standard">1</text:p>
      <text:p text:style-name="Standard">1</text:p>
      <text:p text:style-name="Standard">Enter the matrix 2 elements</text:p>
      <text:p text:style-name="Standard">0</text:p>
      <text:p text:style-name="Standard">Tuple representation of Sparse Matrix 1:</text:p>
      <text:p text:style-name="Standard">1 1 1 </text:p>
      <text:p text:style-name="Standard">0 0 1 </text:p>
      <text:p text:style-name="Standard">Tuple representation of Sparse Matrix 2:</text:p>
      <text:p text:style-name="Standard">1 1 0 </text:p>
      <text:p text:style-name="Standard">Transpose of</text:p>
      <text:p text:style-name="Standard">Tuple representation of Sparse Matrix 1:</text:p>
      <text:p text:style-name="Standard">1 1 1 </text:p>
      <text:p text:style-name="Standard">0 0 1 </text:p>
      <text:p text:style-name="Standard">Matrix 2 cannot be transposed!</text:p>
      <text:p text:style-name="Standard">Sum of Matrix 1 and 2:</text:p>
      <text:p text:style-name="Standard">Tuple representation of Sparse Matrix 3:</text:p>
      <text:p text:style-name="Standard">1 1 1 </text:p>
      <text:p text:style-name="Standard">0 0 1 </text:p>
      <text:p text:style-name="Standard"/>
      <text:p text:style-name="Standard"/>
      <text:p text:style-name="Standard"/>
      <text:p text:style-name="Standard">Enter no. of rows and columns of matrix 1</text:p>
      <text:p text:style-name="Standard">2</text:p>
      <text:p text:style-name="Standard">2</text:p>
      <text:p text:style-name="Standard">Enter the matrix 1 elements</text:p>
      <text:p text:style-name="Standard">1</text:p>
      <text:p text:style-name="Standard">0</text:p>
      <text:p text:style-name="Standard">0</text:p>
      <text:p text:style-name="Standard">0</text:p>
      <text:p text:style-name="Standard"><text:soft-page-break/>Enter no. of rows and columns of matrix 2</text:p>
      <text:p text:style-name="Standard">3</text:p>
      <text:p text:style-name="Standard">3</text:p>
      <text:p text:style-name="Standard">Enter the matrix 2 elements</text:p>
      <text:p text:style-name="Standard">1</text:p>
      <text:p text:style-name="Standard">0</text:p>
      <text:p text:style-name="Standard">0</text:p>
      <text:p text:style-name="Standard">0</text:p>
      <text:p text:style-name="Standard">1</text:p>
      <text:p text:style-name="Standard">0</text:p>
      <text:p text:style-name="Standard">0</text:p>
      <text:p text:style-name="Standard">0</text:p>
      <text:p text:style-name="Standard">1</text:p>
      <text:p text:style-name="Standard">Tuple representation of Sparse Matrix 1:</text:p>
      <text:p text:style-name="Standard">2 2 1 </text:p>
      <text:p text:style-name="Standard">0 0 1 </text:p>
      <text:p text:style-name="Standard">Tuple representation of Sparse Matrix 2:</text:p>
      <text:p text:style-name="Standard">3 3 3 </text:p>
      <text:p text:style-name="Standard">0 0 1 </text:p>
      <text:p text:style-name="Standard">1 1 1 </text:p>
      <text:p text:style-name="Standard">2 2 1 </text:p>
      <text:p text:style-name="Standard">Transpose of</text:p>
      <text:p text:style-name="Standard">Tuple representation of Sparse Matrix 1:</text:p>
      <text:p text:style-name="Standard">2 2 1 </text:p>
      <text:p text:style-name="Standard">0 0 1 </text:p>
      <text:p text:style-name="Standard">Transpose of</text:p>
      <text:p text:style-name="Standard">Tuple representation of Sparse Matrix 2:</text:p>
      <text:p text:style-name="Standard">3 3 3 </text:p>
      <text:p text:style-name="Standard">0 0 1 </text:p>
      <text:p text:style-name="Standard">1 1 1 </text:p>
      <text:p text:style-name="Standard">2 2 1 </text:p>
      <text:p text:style-name="Standard">Matrix 1 and Matrix 2 cannot be added!</text:p>
      <text:p text:style-name="Standard"/>
      <text:p text:style-name="Standard"/>
      <text:p text:style-name="Standard"/>
      <text:p text:style-name="Standard">Enter no. of rows and columns of matrix 1</text:p>
      <text:p text:style-name="Standard">1</text:p>
      <text:p text:style-name="Standard">3</text:p>
      <text:p text:style-name="Standard">Enter the matrix 1 elements</text:p>
      <text:p text:style-name="Standard">1</text:p>
      <text:p text:style-name="Standard">2</text:p>
      <text:p text:style-name="Standard">3</text:p>
      <text:p text:style-name="Standard">Enter no. of rows and columns of matrix 2</text:p>
      <text:p text:style-name="Standard">3</text:p>
      <text:p text:style-name="Standard">1</text:p>
      <text:p text:style-name="Standard">Enter the matrix 2 elements</text:p>
      <text:p text:style-name="Standard">0</text:p>
      <text:p text:style-name="Standard">0</text:p>
      <text:p text:style-name="Standard">1</text:p>
      <text:p text:style-name="Standard">Tuple representation of Sparse Matrix 1:</text:p>
      <text:p text:style-name="Standard">1 3 3 </text:p>
      <text:p text:style-name="Standard">0 0 1 </text:p>
      <text:p text:style-name="Standard"><text:soft-page-break/>0 1 2 </text:p>
      <text:p text:style-name="Standard">0 2 3 </text:p>
      <text:p text:style-name="Standard">Tuple representation of Sparse Matrix 2:</text:p>
      <text:p text:style-name="Standard">3 1 1 </text:p>
      <text:p text:style-name="Standard">2 0 1 </text:p>
      <text:p text:style-name="Standard">Transpose of</text:p>
      <text:p text:style-name="Standard">Tuple representation of Sparse Matrix 1:</text:p>
      <text:p text:style-name="Standard">3 1 3 </text:p>
      <text:p text:style-name="Standard">0 0 1 </text:p>
      <text:p text:style-name="Standard">1 0 2 </text:p>
      <text:p text:style-name="Standard">2 0 3 </text:p>
      <text:p text:style-name="Standard">Transpose of</text:p>
      <text:p text:style-name="Standard">Tuple representation of Sparse Matrix 2:</text:p>
      <text:p text:style-name="Standard">1 3 1 </text:p>
      <text:p text:style-name="Standard">0 2 1 </text:p>
      <text:p text:style-name="Standard">Matrix 1 and Matrix 2 cannot be added!</text:p>
      <text:p text:style-name="Standard"/>
      <text:p text:style-name="Standard"/>
      <text:p text:style-name="Standard"/>
      <text:p text:style-name="Standard">Enter no. of rows and columns of matrix 1</text:p>
      <text:p text:style-name="Standard">3</text:p>
      <text:p text:style-name="Standard">3</text:p>
      <text:p text:style-name="Standard">Enter the matrix 1 elements</text:p>
      <text:p text:style-name="Standard">0</text:p>
      <text:p text:style-name="Standard">0</text:p>
      <text:p text:style-name="Standard">0</text:p>
      <text:p text:style-name="Standard">0</text:p>
      <text:p text:style-name="Standard">0</text:p>
      <text:p text:style-name="Standard">0</text:p>
      <text:p text:style-name="Standard">0</text:p>
      <text:p text:style-name="Standard">2</text:p>
      <text:p text:style-name="Standard">0</text:p>
      <text:p text:style-name="Standard">Enter no. of rows and columns of matrix 2</text:p>
      <text:p text:style-name="Standard">3</text:p>
      <text:p text:style-name="Standard">3</text:p>
      <text:p text:style-name="Standard">Enter the matrix 2 elements</text:p>
      <text:p text:style-name="Standard">1</text:p>
      <text:p text:style-name="Standard">1</text:p>
      <text:p text:style-name="Standard">1</text:p>
      <text:p text:style-name="Standard">2</text:p>
      <text:p text:style-name="Standard">3</text:p>
      <text:p text:style-name="Standard">4</text:p>
      <text:p text:style-name="Standard">0</text:p>
      <text:p text:style-name="Standard">0</text:p>
      <text:p text:style-name="Standard">5</text:p>
      <text:p text:style-name="Standard">Tuple representation of Sparse Matrix 1:</text:p>
      <text:p text:style-name="Standard">3 3 1 </text:p>
      <text:p text:style-name="Standard">2 1 2 </text:p>
      <text:p text:style-name="Standard">Tuple representation of Sparse Matrix 2:</text:p>
      <text:p text:style-name="Standard">3 3 7 </text:p>
      <text:p text:style-name="Standard">0 0 1 </text:p>
      <text:p text:style-name="Standard">0 1 1 </text:p>
      <text:p text:style-name="Standard"><text:soft-page-break/>0 2 1 </text:p>
      <text:p text:style-name="Standard">1 0 2 </text:p>
      <text:p text:style-name="Standard">1 1 3 </text:p>
      <text:p text:style-name="Standard">1 2 4 </text:p>
      <text:p text:style-name="Standard">2 2 5 </text:p>
      <text:p text:style-name="Standard">Transpose of</text:p>
      <text:p text:style-name="Standard">Tuple representation of Sparse Matrix 1:</text:p>
      <text:p text:style-name="Standard">3 3 1 </text:p>
      <text:p text:style-name="Standard">1 2 2 </text:p>
      <text:p text:style-name="Standard">Transpose of</text:p>
      <text:p text:style-name="Standard">Tuple representation of Sparse Matrix 2:</text:p>
      <text:p text:style-name="Standard">3 3 7 </text:p>
      <text:p text:style-name="Standard">0 0 1 </text:p>
      <text:p text:style-name="Standard">0 1 2 </text:p>
      <text:p text:style-name="Standard">1 0 1 </text:p>
      <text:p text:style-name="Standard">1 1 3 </text:p>
      <text:p text:style-name="Standard">2 0 1 </text:p>
      <text:p text:style-name="Standard">2 1 4 </text:p>
      <text:p text:style-name="Standard">2 2 5 </text:p>
      <text:p text:style-name="Standard">Sum of Matrix 1 and 2:</text:p>
      <text:p text:style-name="Standard">Tuple representation of Sparse Matrix 3:</text:p>
      <text:p text:style-name="Standard">3 3 8 </text:p>
      <text:p text:style-name="Standard">0 0 1 </text:p>
      <text:p text:style-name="Standard">0 1 1 </text:p>
      <text:p text:style-name="Standard">0 2 1 </text:p>
      <text:p text:style-name="Standard">1 0 2 </text:p>
      <text:p text:style-name="Standard">1 1 3 </text:p>
      <text:p text:style-name="Standard">1 2 4 </text:p>
      <text:p text:style-name="Standard">2 1 2 </text:p>
      <text:p text:style-name="Standard">2 2 5 </text:p>
      <text:p text:style-name="Standard"/>
      <text:p text:style-name="Standard"/>
      <text:p text:style-name="Standard"/>
      <text:p text:style-name="Standard"/>
      <text:p text:style-name="P6">RESULT <text:span text:style-name="T2">:- </text:span><text:span text:style-name="T6">Two sparse matrices entered in normal form</text:span><text:span text:style-name="T5"> are converted to </text:span><text:span text:style-name="T6">their tuple forms</text:span><text:span text:style-name="T5">. The tuple representation</text:span><text:span text:style-name="T29">s</text:span><text:span text:style-name="T5"> of th</text:span><text:span text:style-name="T30">eir sum and each of their transposes</text:span><text:span text:style-name="T5"> </text:span><text:span text:style-name="T31">are </text:span><text:span text:style-name="T5">also found ou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22:39:26.388921678</meta:creation-date>
    <dc:date>2020-09-21T10:46:50.800336011</dc:date>
    <meta:editing-duration>PT1H4M8S</meta:editing-duration>
    <meta:editing-cycles>51</meta:editing-cycles>
    <meta:generator>LibreOffice/6.4.5.2$Linux_X86_64 LibreOffice_project/40$Build-2</meta:generator>
    <meta:document-statistic meta:table-count="0" meta:image-count="0" meta:object-count="0" meta:page-count="11" meta:paragraph-count="473" meta:word-count="1538" meta:character-count="8685" meta:non-whitespace-character-count="7051"/>
  </office:meta>
</office:document-meta>
</file>